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="50%" draw:textarea-horizontal-align="justify" draw:textarea-vertical-align="middle" draw:auto-grow-height="false" fo:min-height="7.104cm" fo:min-width="7.28cm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6.964cm" fo:min-width="7.138cm" draw:shadow-opacity="50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1cm" svg:height="10.4cm" svg:x="1.2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8cm" svg:height="10.2cm" svg:x="16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9.2cm" svg:y1="4cm" svg:x2="21cm" svg:y2="11.8cm">
          <text:p/>
        </draw:line>
        <draw:line draw:style-name="gr3" draw:text-style-name="P2" draw:layer="layout" svg:x1="10.2cm" svg:y1="7cm" svg:x2="22.8cm" svg:y2="15.2cm">
          <text:p/>
        </draw:line>
        <draw:line draw:style-name="gr3" draw:text-style-name="P2" draw:layer="layout" svg:x1="17cm" svg:y1="15.6cm" svg:x2="8.2cm" svg:y2="10cm">
          <text:p/>
        </draw:line>
        <draw:line draw:style-name="gr3" draw:text-style-name="P2" draw:layer="layout" svg:x1="21.8cm" svg:y1="17.2cm" svg:x2="3.6cm" svg:y2="5.2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i </meta:initial-creator>
    <meta:creation-date>2017-09-08T13:22:32.336026191</meta:creation-date>
    <dc:date>2017-09-08T13:28:51.101005581</dc:date>
    <dc:creator>Steffi </dc:creator>
    <meta:editing-duration>PT6M19S</meta:editing-duration>
    <meta:editing-cycles>1</meta:editing-cycles>
    <meta:document-statistic meta:object-count="29"/>
    <meta:generator>LibreOffice/5.1.6.2$Linux_X86_64 LibreOffice_project/10m0$Build-2</meta:generator>
  </office:meta>
</office:document-meta>
</file>